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left="-0.009cm" fo:margin-right="0cm" fo:margin-top="0cm" fo:margin-bottom="0.18cm" style:contextual-spacing="false" fo:line-height="107%" fo:text-indent="0cm" style:auto-text-indent="false">
        <style:tab-stops/>
      </style:paragraph-properties>
    </style:style>
    <style:style style:name="P2" style:family="paragraph" style:parent-style-name="Normal">
      <style:paragraph-properties fo:margin-left="-0.009cm" fo:margin-right="0cm" fo:margin-top="0cm" fo:margin-bottom="0cm" style:contextual-spacing="false" fo:line-height="107%" fo:text-indent="0cm" style:auto-text-indent="false">
        <style:tab-stops/>
      </style:paragraph-properties>
    </style:style>
    <style:style style:name="P3" style:family="paragraph" style:parent-style-name="Normal">
      <style:paragraph-properties fo:margin-left="-0.009cm" fo:margin-right="2.57cm" fo:margin-top="0cm" fo:margin-bottom="0.381cm" style:contextual-spacing="false" fo:line-height="107%" fo:text-indent="0cm" style:auto-text-indent="false">
        <style:tab-stops/>
      </style:paragraph-properties>
    </style:style>
    <style:style style:name="P4" style:family="paragraph" style:parent-style-name="Normal">
      <style:paragraph-properties fo:margin-left="-0.009cm" fo:margin-right="0cm" fo:margin-top="0cm" fo:margin-bottom="0.205cm" style:contextual-spacing="false" fo:line-height="98%" fo:text-indent="0cm" style:auto-text-indent="false">
        <style:tab-stops/>
      </style:paragraph-properties>
    </style:style>
    <style:style style:name="P5" style:family="paragraph" style:parent-style-name="Normal">
      <style:paragraph-properties fo:margin-left="-0.009cm" fo:margin-right="0cm" fo:margin-top="0cm" fo:margin-bottom="0cm" style:contextual-spacing="false" fo:line-height="146%" fo:text-indent="0cm" style:auto-text-indent="false">
        <style:tab-stops/>
      </style:paragraph-properties>
    </style:style>
    <style:style style:name="P6" style:family="paragraph" style:parent-style-name="Normal">
      <style:paragraph-properties fo:margin-left="-0.009cm" fo:margin-right="12.06cm" fo:line-height="146%" fo:text-indent="0cm" style:auto-text-indent="false">
        <style:tab-stops/>
      </style:paragraph-properties>
    </style:style>
    <style:style style:name="P7" style:family="paragraph" style:parent-style-name="Normal">
      <style:paragraph-properties fo:margin-left="-0.009cm" fo:margin-right="0cm" fo:text-indent="0cm" style:auto-text-indent="false">
        <style:tab-stops/>
      </style:paragraph-properties>
    </style:style>
    <style:style style:name="P8" style:family="paragraph" style:parent-style-name="Normal">
      <style:paragraph-properties fo:margin-left="-0.009cm" fo:margin-right="0cm" fo:margin-top="0cm" fo:margin-bottom="0.9cm" style:contextual-spacing="false" fo:text-indent="0cm" style:auto-text-indent="false">
        <style:tab-stops/>
      </style:paragraph-properties>
    </style:style>
    <style:style style:name="P9" style:family="paragraph" style:parent-style-name="Normal">
      <style:paragraph-properties fo:margin-left="-0.009cm" fo:margin-right="0cm" fo:margin-top="0cm" fo:margin-bottom="0.406cm" style:contextual-spacing="false" fo:text-indent="0cm" style:auto-text-indent="false">
        <style:tab-stops/>
      </style:paragraph-properties>
    </style:style>
    <style:style style:name="P10" style:family="paragraph" style:parent-style-name="Normal">
      <style:paragraph-properties fo:margin-left="-0.009cm" fo:margin-right="0cm" fo:margin-top="0cm" fo:margin-bottom="0.014cm" style:contextual-spacing="false" fo:text-indent="0cm" style:auto-text-indent="false">
        <style:tab-stops/>
      </style:paragraph-properties>
    </style:style>
    <style:style style:name="P11" style:family="paragraph" style:parent-style-name="Normal">
      <style:paragraph-properties fo:margin-left="-0.009cm" fo:margin-right="0cm" fo:margin-top="0cm" fo:margin-bottom="0.395cm" style:contextual-spacing="false" fo:text-indent="0cm" style:auto-text-indent="false">
        <style:tab-stops/>
      </style:paragraph-properties>
    </style:style>
    <style:style style:name="P12" style:family="paragraph" style:parent-style-name="Normal">
      <style:paragraph-properties fo:margin-left="-0.009cm" fo:margin-right="0cm" fo:margin-top="0cm" fo:margin-bottom="0cm" style:contextual-spacing="false" fo:text-indent="0cm" style:auto-text-indent="false">
        <style:tab-stops/>
      </style:paragraph-properties>
    </style:style>
    <style:style style:name="P13" style:family="paragraph" style:parent-style-name="Normal">
      <style:paragraph-properties fo:margin-left="-0.009cm" fo:margin-right="0cm" fo:margin-top="0cm" fo:margin-bottom="0.34cm" style:contextual-spacing="false" fo:text-indent="0cm" style:auto-text-indent="false">
        <style:tab-stops/>
      </style:paragraph-properties>
    </style:style>
    <style:style style:name="P14" style:family="paragraph" style:parent-style-name="Normal">
      <style:paragraph-properties fo:margin-left="-0.009cm" fo:margin-right="0.834cm" fo:margin-top="0cm" fo:margin-bottom="0.848cm" style:contextual-spacing="false" fo:text-indent="0cm" style:auto-text-indent="false">
        <style:tab-stops/>
      </style:paragraph-properties>
    </style:style>
    <style:style style:name="P15" style:family="paragraph" style:parent-style-name="Normal">
      <style:paragraph-properties fo:margin-left="-0.009cm" fo:margin-right="2.57cm" fo:margin-top="0cm" fo:margin-bottom="0cm" style:contextual-spacing="false" fo:line-height="188%" fo:text-indent="0cm" style:auto-text-indent="false">
        <style:tab-stops/>
      </style:paragraph-properties>
    </style:style>
    <style:style style:name="P16" style:family="paragraph" style:parent-style-name="Normal">
      <style:paragraph-properties fo:margin-left="-0.009cm" fo:margin-right="6.376cm" fo:margin-top="0cm" fo:margin-bottom="1.117cm" style:contextual-spacing="false" fo:line-height="141%" fo:text-indent="0cm" style:auto-text-indent="false">
        <style:tab-stops/>
      </style:paragraph-properties>
    </style:style>
    <style:style style:name="P17" style:family="paragraph" style:parent-style-name="Normal" style:master-page-name="MP0">
      <style:paragraph-properties fo:margin-left="5.002cm" fo:margin-right="0cm" fo:margin-top="0cm" fo:margin-bottom="0.543cm" style:contextual-spacing="false" fo:line-height="107%" fo:text-indent="0cm" style:auto-text-indent="false" style:page-number="auto" fo:break-before="page">
        <style:tab-stops/>
      </style:paragraph-properties>
    </style:style>
    <style:style style:name="T1" style:family="text">
      <style:text-properties fo:color="#202122" loext:opacity="100%"/>
    </style:style>
    <style:style style:name="T2" style:family="text">
      <style:text-properties fo:color="#202122" loext:opacity="100%" fo:font-size="16pt" fo:font-weight="bold" style:font-size-asian="16pt" style:font-weight-asian="bold"/>
    </style:style>
    <style:style style:name="T3" style:family="text">
      <style:text-properties fo:color="#202122" loext:opacity="100%" fo:font-weight="bold" style:font-weight-asian="bold"/>
    </style:style>
    <style:style style:name="T4" style:family="text">
      <style:text-properties fo:color="#202122" loext:opacity="100%" fo:font-style="italic" style:font-style-asian="italic"/>
    </style:style>
    <style:style style:name="T5" style:family="text">
      <style:text-properties fo:color="#3366cc" loext:opacity="100%"/>
    </style:style>
    <style:style style:name="T6" style:family="text">
      <style:text-properties fo:color="#000080" loext:opacity="100%" fo:font-size="12pt" style:text-underline-style="solid" style:text-underline-width="auto" style:text-underline-color="#000080" style:text-underline-mode="continuous" style:text-overline-mode="continuous" style:text-line-through-mode="continuous" style:font-size-asian="12pt"/>
    </style:style>
    <style:style style:name="T7" style:family="text">
      <style:text-properties fo:color="#000080" loext:opacity="100%" style:text-underline-style="solid" style:text-underline-width="auto" style:text-underline-color="#000080" style:text-underline-mode="continuous" style:text-overline-mode="continuous" style:text-line-through-mode="continuous"/>
    </style:style>
    <style:style style:name="T8" style:family="text">
      <style:text-properties style:text-underline-style="solid" style:text-underline-width="auto" style:text-underline-color="#000000" fo:font-weight="bold" style:text-underline-mode="continuous" style:text-overline-mode="continuous" style:text-line-through-mode="continuous" style:font-weight-asian="bold"/>
    </style:style>
    <style:style style:name="T9" style:family="text">
      <style:text-properties style:text-position="super 65%" fo:font-size="10pt" style:font-size-asian="10pt"/>
    </style:style>
    <style:style style:name="T10" style:family="text">
      <style:text-properties officeooo:rsid="000250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Default_20_Paragraph_20_Font"><text:span text:style-name="T2">PechaKucha</text:span></text:span></text:p>
      <text:p text:style-name="P4"><text:span text:style-name="Default_20_Paragraph_20_Font"><text:span text:style-name="T3">PechaKucha</text:span></text:span><text:span text:style-name="Default_20_Paragraph_20_Font"><text:span text:style-name="T1"> </text:span></text:span><text:a xlink:type="simple" xlink:href="https://en.wikipedia.org/wiki/Japanese_language" office:target-frame-name="_top" xlink:show="replace" text:style-name="Internet_20_link" text:visited-style-name="Visited_20_Internet_20_Link"><text:span text:style-name="Default_20_Paragraph_20_Font">(</text:span><text:span text:style-name="Default_20_Paragraph_20_Font"><text:span text:style-name="T5">Japanese</text:span></text:span></text:a><text:span text:style-name="Default_20_Paragraph_20_Font"><text:span text:style-name="T1">: ぺちゃくちゃ, IPA:</text:span></text:span><text:a xlink:type="simple" xlink:href="https://en.wikipedia.org/wiki/Help:IPA/Japanese" office:target-frame-name="_top" xlink:show="replace" text:style-name="Internet_20_link" text:visited-style-name="Visited_20_Internet_20_Link"><text:span text:style-name="Default_20_Paragraph_20_Font"> </text:span><text:span text:style-name="Default_20_Paragraph_20_Font"><text:span text:style-name="T5">[petɕa kɯt̥ ɕa]</text:span></text:span></text:a><text:a xlink:type="simple" xlink:href="https://en.wikipedia.org/wiki/PechaKucha#cite_note-1" office:target-frame-name="_top" xlink:show="replace" text:style-name="Internet_20_link" text:visited-style-name="Visited_20_Internet_20_Link"><text:span text:style-name="Default_20_Paragraph_20_Font"><text:span text:style-name="T1">,</text:span></text:span><text:span text:style-name="Default_20_Paragraph_20_Font"><text:span text:style-name="T5">[1]</text:span></text:span></text:a><text:span text:style-name="Default_20_Paragraph_20_Font"><text:span text:style-name="T1"> </text:span></text:span><text:span text:style-name="Default_20_Paragraph_20_Font"><text:span text:style-name="T4">chit-chat</text:span></text:span><text:span text:style-name="Default_20_Paragraph_20_Font"><text:span text:style-name="T1">) is a storytelling format in which a presenter shows 20 slides for 20 seconds of commentary each. At a PechaKucha Night, individuals gather at a venue to share personal presentations about their work. The PechaKucha format can be used, for example, in business presentations to clients or staff, as well as in education settings.</text:span></text:span></text:p>
      <text:p text:style-name="P4"><text:span text:style-name="Default_20_Paragraph_20_Font"><text:span text:style-name="T1">(…) <text:s/>In 2004, cities in Europe began hosting PK Nights and days, followed over the years by hundreds of others.</text:span></text:span><text:a xlink:type="simple" xlink:href="https://en.wikipedia.org/wiki/PechaKucha#cite_note-4" office:target-frame-name="_top" xlink:show="replace" text:style-name="Internet_20_link" text:visited-style-name="Visited_20_Internet_20_Link"><text:span text:style-name="Default_20_Paragraph_20_Font"> [4] <text:s/></text:span></text:a><text:a xlink:type="simple" xlink:href="https://en.wikipedia.org/wiki/PechaKucha#cite_note-5" office:target-frame-name="_top" xlink:show="replace" text:style-name="Internet_20_link" text:visited-style-name="Visited_20_Internet_20_Link"><text:span text:style-name="Default_20_Paragraph_20_Font">[5] </text:span></text:a><text:span text:style-name="Default_20_Paragraph_20_Font"><text:span text:style-name="T1"><text:s/>As of April 2019, PKNs had been held in more than 1,142 cities worldwide. More than 3 million people have attended a PK Night. </text:span></text:span><text:a xlink:type="simple" xlink:href="https://en.wikipedia.org/wiki/PechaKucha#cite_note-6" office:target-frame-name="_top" xlink:show="replace" text:style-name="Internet_20_link" text:visited-style-name="Visited_20_Internet_20_Link"><text:span text:style-name="Default_20_Paragraph_20_Font">[</text:span></text:a><text:a xlink:type="simple" xlink:href="https://en.wikipedia.org/wiki/PechaKucha" office:target-frame-name="_top" xlink:show="replace" text:style-name="Internet_20_link" text:visited-style-name="Visited_20_Internet_20_Link"><text:span text:style-name="Default_20_Paragraph_20_Font">(</text:span><text:span text:style-name="Default_20_Paragraph_20_Font"><text:span text:style-name="T6">https://en.wikipedia.org/wiki/PechaKucha</text:span></text:span></text:a><text:span text:style-name="Default_20_Paragraph_20_Font"><text:span text:style-name="T5">)</text:span></text:span></text:p>
      <text:p text:style-name="P1"><text:span text:style-name="Default_20_Paragraph_20_Font"><text:span text:style-name="T8"><text:s/>The Challenge: </text:span></text:span></text:p>
      <text:p text:style-name="P5">Your challenge is to present your own PechaKucha : either 10 slides in 10 or 20 seconds each <text:s/>or </text:p>
      <text:p text:style-name="P7">20 slides in 10 or 20 seconds each </text:p>
      <text:p text:style-name="P8">You are going to be on your own, the aim is to be as clear, fluent, as understandable as possible, using simple and intelligible language. You can be funny, accessible and take the time to tell your <text:s/>special story in a special way.</text:p>
      <text:p text:style-name="P1"><text:span text:style-name="Default_20_Paragraph_20_Font"><text:span text:style-name="T8">The subject:</text:span></text:span></text:p>
      <text:p text:style-name="P7">This is an opportunity for you to share something personal and unique with us, and to share with an audience something that matters to you.</text:p>
      <text:p text:style-name="P7">Here are some ideas, but, as usual, you can choose an idea which is not in my list!</text:p>
      <text:p text:style-name="P7">_ A favorite childhood recipe (or your own current favorite dish)</text:p>
      <text:p text:style-name="P7">_ Your vision of the Future (your hopes/ dreams...)</text:p>
      <text:p text:style-name="P7">_ The best football (basketball, tennis, hockey, rugby…) match ever</text:p>
      <text:p text:style-name="P7">_ The perfect book (saga…)</text:p>
      <text:p text:style-name="P7">_ You favorite actor/ actress</text:p>
      <text:p text:style-name="P7">_ A manga to discover</text:p>
      <text:p text:style-name="P7">_ A country/ city/ place to visit</text:p>
      <text:p text:style-name="P7">_ The best year (day/ month ) of your life so far</text:p>
      <text:p text:style-name="P7">_ Your favorite artist (singer/ painter/ designer…)</text:p>
      <text:p text:style-name="P7">_ Your tips to succeed</text:p>
      <text:p text:style-name="P7">_ Your way to meditate</text:p>
      <text:p text:style-name="P7">_ Your professional project</text:p>
      <text:p text:style-name="P7">_ Your favorite dishes</text:p>
      <text:p text:style-name="P7">_ Your favorite sports</text:p>
      <text:p text:style-name="P7">_ The places you would like to travel to one day</text:p>
      <text:p text:style-name="P7">_ Your favorite day of the week</text:p>
      <text:p text:style-name="P7">_ Your favorite game/ game character/ game franchise</text:p>
      <text:p text:style-name="P6">_ Your favorite superhero etc….</text:p>
      <text:p text:style-name="P2"><text:soft-page-break/><text:span text:style-name="Default_20_Paragraph_20_Font"><text:span text:style-name="T8">Preparing your PechaKucha:</text:span></text:span></text:p>
      <text:p text:style-name="P9">In order to prepare your presentation, please listen to the following YouTube video, in which the speaker gives you her top tips to make the best PechaKucha possible!</text:p>
      <text:p text:style-name="P15"><text:a xlink:type="simple" xlink:href="https://www.youtube.com/watch?v=5df7XtyvDb4&amp;ab_channel=LeanneRobinson-Maine" office:target-frame-name="_top" xlink:show="replace" text:style-name="Internet_20_link" text:visited-style-name="Visited_20_Internet_20_Link"><text:span text:style-name="Default_20_Paragraph_20_Font"><text:span text:style-name="T7">https://www.youtube.com/watch?v=5df7XtyvDb4&amp;ab_channel=LeanneRobinson-Maine </text:span></text:span></text:a>She will share 14 tips that you can note down below:</text:p>
      <text:p text:style-name="P10">1) <text:span text:style-name="T10">Choose something unique to you</text:span></text:p>
      <text:p text:style-name="P10">2) <text:span text:style-name="T10">Start with the story</text:span></text:p>
      <text:p text:style-name="P10">3) <text:span text:style-name="T10">leave breathing room</text:span></text:p>
      <text:p text:style-name="P10">4) <text:span text:style-name="T10">Bounce it off a friend</text:span></text:p>
      <text:p text:style-name="P10">5) <text:span text:style-name="T10">Plan to use your adrenaline</text:span></text:p>
      <text:p text:style-name="P10">6) <text:span text:style-name="T10">Use space effectively</text:span></text:p>
      <text:p text:style-name="P10">7) <text:span text:style-name="T10">Pace comes with practice</text:span></text:p>
      <text:p text:style-name="P10">8) <text:span text:style-name="T10">Try some vocal variation</text:span></text:p>
      <text:p text:style-name="P10">9) <text:span text:style-name="T10">Ground yourself using the lectern</text:span></text:p>
      <text:p text:style-name="P10">10) <text:span text:style-name="T10">Make sure your are heard</text:span></text:p>
      <text:p text:style-name="P10">11) <text:span text:style-name="T10">Find the friendly face</text:span></text:p>
      <text:p text:style-name="P10">12) <text:span text:style-name="T10">Just do you</text:span></text:p>
      <text:p text:style-name="P10">13)</text:p>
      <text:p text:style-name="P11">14)</text:p>
      <text:p text:style-name="P12">Once you have listened to her tips, you can start preparing...And to begin, don’t forget her tip n° 3 and her tip n°5 …</text:p>
      <text:p text:style-name="P10">Don’t forget to give me your subject as soon as possible, so I can be sure that you are ready to start </text:p>
      <text:p text:style-name="P13">working…</text:p>
      <text:p text:style-name="P14">Everyone has to be ready for Monday 15<text:span text:style-name="Default_20_Paragraph_20_Font"><text:span text:style-name="T9">th</text:span></text:span> of May, or the 22<text:span text:style-name="Default_20_Paragraph_20_Font"><text:span text:style-name="T9">nd</text:span></text:span> of May (depending on your last TP). We can listen to everyone in 1 TP hour and this can be ready in 1Tp hour as well, so basically...No extra work at home <text:s/>for you! If you are efficient in class…;)</text:p>
      <text:p text:style-name="P11">For more information, you can check the official website:</text:p>
      <text:p text:style-name="P3"><text:a xlink:type="simple" xlink:href="https://www.pechakucha.com/" office:target-frame-name="_top" xlink:show="replace" text:style-name="Internet_20_link" text:visited-style-name="Visited_20_Internet_20_Link"><text:span text:style-name="Default_20_Paragraph_20_Font"><text:span text:style-name="T7">https://www.pechakucha.com/</text:span></text:span></text:a></text:p>
      <text:p text:style-name="P16">Which keeps you informed about events and gives you examples… I have selected one, but there are many others! <text:a xlink:type="simple" xlink:href="https://www.pechakucha.com/presentations/i-grew-up-in-the-circus" office:target-frame-name="_top" xlink:show="replace" text:style-name="Internet_20_link" text:visited-style-name="Visited_20_Internet_20_Link"><text:span text:style-name="Default_20_Paragraph_20_Font"><text:span text:style-name="T7">https://www.pechakucha.com/presentations/i-grew-up-in-the-circus</text:span></text:span></text:a></text:p>
      <text:p text:style-name="P7">I hope you will enjoy this fun and challenging exerci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18cm" fo:margin-right="2.057cm" fo:margin-top="0cm" fo:margin-bottom="0.199cm" style:contextual-spacing="false" fo:line-height="104%" fo:hyphenation-ladder-count="no-limit" fo:text-indent="-0.018cm"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2cm" fo:margin-bottom="2.353cm" fo:margin-left="2.004cm" fo:margin-right="2.04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title/>
    <dc:subject/>
    <meta:initial-creator>word</meta:initial-creator>
    <meta:creation-date>2023-05-09T14:25:00Z</meta:creation-date>
    <dc:date>2023-05-09T16:59:34.873330674</dc:date>
    <meta:editing-cycles>3</meta:editing-cycles>
    <meta:editing-duration>PT29M17S</meta:editing-duration>
    <meta:document-statistic meta:table-count="0" meta:image-count="0" meta:object-count="0" meta:page-count="2" meta:paragraph-count="53" meta:word-count="604" meta:character-count="3422" meta:non-whitespace-character-count="2866"/>
    <meta:template xlink:type="simple" xlink:actuate="onRequest" xlink:title="" xlink:href="Normal"/>
  </office:meta>
</office:document-meta>
</file>